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28in" style:rel-column-width="9489*"/>
    </style:style>
    <style:style style:name="Table1.B" style:family="table-column">
      <style:table-column-properties style:column-width="0.7549in" style:rel-column-width="7143*"/>
    </style:style>
    <style:style style:name="Table1.C" style:family="table-column">
      <style:table-column-properties style:column-width="5.1674in" style:rel-column-width="48903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166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6772in"/>
          <style:tab-stop style:position="4.3098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name-asian="Wingdings" style:font-size-asian="10.5pt" style:font-weight-asian="normal" style:font-name-complex="Wingdings" style:font-size-complex="12pt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/>
    </style:style>
    <style:style style:name="P14" style:family="paragraph" style:parent-style-name="Fram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Frame_20_contents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2pt" style:font-size-asian="10.5pt" style:font-size-complex="12pt"/>
    </style:style>
    <style:style style:name="P17" style:family="paragraph" style:parent-style-name="Frame_20_contents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T1" style:family="text">
      <style:text-properties style:font-name="Arial" fo:font-size="10.5pt" style:font-size-asian="10.5pt" style:font-size-complex="10.5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8pt" fo:font-weight="bold" style:font-size-asian="7pt" style:font-weight-asian="bold" style:font-size-complex="8pt" style:font-weight-complex="bold"/>
    </style:style>
    <style:style style:name="T4" style:family="text">
      <style:text-properties fo:font-size="8pt" style:font-size-asian="7pt" style:font-size-complex="8pt"/>
    </style:style>
    <style:style style:name="T5" style:family="text">
      <style:text-properties fo:color="#ffffff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transparent" style:background-transparency="100%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6.2402in" svg:y="0.2in" svg:width="1.9701in" draw:z-index="0">
        <draw:text-box fo:min-height="1.7075in">
          <text:p text:style-name="P15">Nomor Tiket</text:p>
          <text:p text:style-name="P13"><text:span text:style-name="T2">{var2}<text:line-break/></text:span><text:span text:style-name="T3"><text:line-break/></text:span>Diterima</text:p>
          <text:p text:style-name="P14">{var11}</text:p>
          <text:p text:style-name="P13"><text:span text:style-name="T4"><text:line-break/></text:span>Target Penyelesaian</text:p>
          <text:p text:style-name="P14">{var12}</text:p>
          <text:p text:style-name="P15"/>
          <text:p text:style-name="P15">{nama_unit_satker}</text:p>
        </draw:text-box>
      </draw:frame>
      <text:p text:style-name="P6">PUSAT LAYANAN DIREKTORAT JENDERAL ANGGARAN</text:p>
      <text:p text:style-name="P5">Telp<text:tab/>: 021-34832516</text:p>
      <text:p text:style-name="P5">Fax<text:tab/>: 021-34832515</text:p>
      <text:p text:style-name="P5">Call Center DJA<text:tab/>: 021-34832511</text:p>
      <text:p text:style-name="P3"><text:span text:style-name="T1">email<text:tab/>: </text:span><text:span text:style-name="T1">pusatlayanan@anggaran.depkeu.go.id</text:span></text:p>
      <text:p text:style-name="P3"><text:span text:style-name="T1"><text:tab/> <text:s/></text:span><text:span text:style-name="T1">pusatlayanan.dja@gmail.com</text:span></text:p>
      <text:p text:style-name="P4"/>
      <text:p text:style-name="P4"/>
      <text:p text:style-name="P4"/>
      <text:p text:style-name="P12">TANDA TERIMA</text:p>
      <text:p text:style-name="P10">PENGAJUAN REVISI ANGGARAN</text:p>
      <text:p text:style-name="P10"/>
      <text:p text:style-name="P7">Nomor Surat Usulan<text:tab/>: {var1}</text:p>
      <text:p text:style-name="P7">Tanggal Surat Usulan<text:tab/>: {tanggal_surat_usulan}</text:p>
      <text:p text:style-name="P7"/>
      <text:p text:style-name="P11">Informasi Unit Pengusul</text:p>
      <text:p text:style-name="P7">Nama K/L<text:tab/>: {var3}</text:p>
      <text:p text:style-name="P7">Eselon I<text:tab/>: {var4}</text:p>
      <text:p text:style-name="P7">Nama Petugas<text:tab/>: {var6}</text:p>
      <text:p text:style-name="P7">NIP<text:tab/>: {var5}</text:p>
      <text:p text:style-name="P7">Jabatan<text:tab/>: {var7}</text:p>
      <text:p text:style-name="P7">No. HP<text:tab/>: {var8}</text:p>
      <text:p text:style-name="P7">Telp. Kantor<text:tab/>: {var9}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email</text:p>
          </table:table-cell>
          <table:table-cell table:style-name="Table1.A1" office:value-type="string">
            <text:p text:style-name="P16">:</text:p>
          </table:table-cell>
          <table:table-cell table:style-name="Table1.A1" office:value-type="string">
            <text:p text:style-name="P7">{email}</text:p>
          </table:table-cell>
        </table:table-row>
      </table:table>
      <text:p text:style-name="P7"/>
      <text:p text:style-name="P11">Kelengkapan Dokumen</text:p>
      <text:p text:style-name="P9">{var13}</text:p>
      <text:p text:style-name="P7"/>
      <text:p text:style-name="P11">Catatan Petugas Pusat Layanan DJA</text:p>
      <text:p text:style-name="P7">{var14}</text:p>
      <text:p text:style-name="P7"/>
      <text:p text:style-name="P7"/>
      <text:p text:style-name="P8"><text:tab/><text:tab/>Jakarta, {tanggal_sekarang}</text:p>
      <text:p text:style-name="P8"><text:tab/><text:tab/>Penyelia</text:p>
      <text:p text:style-name="P8"/>
      <text:p text:style-name="P8"/>
      <text:p text:style-name="P8"><text:tab/><text:tab/>.............................................</text:p>
      <text:p text:style-name="P8"><text:tab/><text:tab/><text:span text:style-name="T5">{var15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eterangan:</text:p>
        <text:p text:style-name="MP2">Informasi proses penyelesaian revisi dapat menghubungi</text:p>
        <text:p text:style-name="MP2">Call Center DJA dengan menyebutkan nomor tik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18:47:20.99</meta:creation-date>
    <meta:editing-duration>PT34M2S</meta:editing-duration>
    <meta:editing-cycles>22</meta:editing-cycles>
    <meta:generator>LibreOffice/3.4$Win32 LibreOffice_project/340m1$Build-402</meta:generator>
    <dc:date>2012-02-04T16:17:31.89</dc:date>
    <meta:document-statistic meta:table-count="1" meta:image-count="0" meta:object-count="0" meta:page-count="1" meta:paragraph-count="38" meta:word-count="104" meta:character-count="795" meta:non-whitespace-character-count="716"/>
  </office:meta>
</office:document-meta>
</file>